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 style:list-style-name="L4">
      <style:graphic-properties draw:fill-color="#ffffff" fo:min-height="12.98cm"/>
    </style:style>
    <style:style style:name="pr8" style:family="presentation" style:parent-style-name="lyt-cool-outline1">
      <style:graphic-properties draw:fill-color="#ffffff" draw:auto-grow-height="true" fo:min-height="1.569cm"/>
    </style:style>
    <style:style style:name="pr9" style:family="presentation" style:parent-style-name="lyt-cool-outline1">
      <style:graphic-properties draw:fill-color="#ffffff" draw:auto-grow-height="true" fo:min-height="3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 style:list-style-name="L4">
      <style:graphic-properties draw:fill-color="#ffffff" fo:min-height="12.98cm"/>
    </style:style>
    <style:style style:name="pr12" style:family="presentation" style:parent-style-name="lyt-cool-outline1">
      <style:graphic-properties draw:fill-color="#ffffff" draw:auto-grow-height="true" fo:min-height="8.048cm"/>
    </style:style>
    <style:style style:name="pr13" style:family="presentation" style:parent-style-name="lyt-cool-notes">
      <style:graphic-properties draw:fill-color="#ffffff" fo:min-height="11.1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1.2cm" fo:margin-right="0cm" text:enable-numbering="true" fo:text-indent="-0.9cm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fo:text-indent="-0.9cm"/>
      <style:text-properties fo:font-size="28pt"/>
    </style:style>
    <style:style style:name="P15" style:family="paragraph">
      <style:paragraph-properties fo:margin-left="0cm" fo:margin-right="0cm" fo:text-indent="0cm"/>
      <style:text-properties fo:font-size="36pt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1.2cm" fo:margin-right="0cm" text:enable-numbering="true" fo:text-indent="-0.9cm"/>
      <style:text-properties fo:font-size="26pt"/>
    </style:style>
    <style:style style:name="P19" style:family="paragraph">
      <style:paragraph-properties fo:margin-left="1.2cm" fo:margin-right="0cm" text:enable-numbering="true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 fo:font-weight="bold"/>
    </style:style>
    <style:style style:name="T3" style:family="text">
      <style:text-properties fo:font-family="'Bitstream Vera Sans'" style:font-family-generic="swiss" style:font-pitch="variable" fo:font-weight="normal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10pt"/>
    </style:style>
    <style:style style:name="T6" style:family="text">
      <style:text-properties fo:font-weight="bold"/>
    </style:style>
    <style:style style:name="T7" style:family="text">
      <style:text-properties fo:color="#000080" fo:font-size="32pt" fo:font-weight="bold" style:font-size-asian="24pt" style:font-size-complex="24pt"/>
    </style:style>
    <style:style style:name="T8" style:family="text">
      <style:text-properties fo:color="#800000" fo:font-size="32pt" fo:font-weight="bold" style:font-size-asian="24pt" style:font-size-complex="24pt"/>
    </style:style>
    <style:style style:name="T9" style:family="text">
      <style:text-properties fo:font-size="28pt"/>
    </style:style>
    <style:style style:name="T10" style:family="text">
      <style:text-properties fo:font-size="28pt" fo:font-weight="bold"/>
    </style:style>
    <style:style style:name="T11" style:family="text">
      <style:text-properties fo:font-family="'Bitstream Vera Sans Mono'" style:font-family-generic="swiss" style:font-pitch="fixed" fo:font-size="28pt"/>
    </style:style>
    <style:style style:name="T12" style:family="text">
      <style:text-properties fo:font-size="28pt" fo:font-style="italic"/>
    </style:style>
    <style:style style:name="T13" style:family="text">
      <style:text-properties fo:font-size="36pt"/>
    </style:style>
    <style:style style:name="T14" style:family="text">
      <style:text-properties fo:font-size="36pt" fo:font-style="italic"/>
    </style:style>
    <style:style style:name="T15" style:family="text">
      <style:text-properties fo:font-family="'Bitstream Vera Sans Mono'" style:font-family-generic="swiss" style:font-pitch="fixed"/>
    </style:style>
    <style:style style:name="T16" style:family="text">
      <style:text-properties fo:font-size="28pt" fo:font-style="italic" fo:font-weight="bold"/>
    </style:style>
    <style:style style:name="T17" style:family="text">
      <style:text-properties fo:font-size="26pt"/>
    </style:style>
    <style:style style:name="T18" style:family="text">
      <style:text-properties fo:font-size="26pt" fo:font-style="italic"/>
    </style:style>
    <style:style style:name="T19" style:family="text">
      <style:text-properties fo:font-size="24pt" fo:font-style="italic"/>
    </style:style>
    <style:style style:name="T20" style:family="text">
      <style:text-properties fo:font-size="24pt" fo:font-style="italic" style:text-underline-style="solid" style:text-underline-width="auto" style:text-underline-color="font-color"/>
    </style:style>
    <style:style style:name="T21" style:family="text">
      <style:text-properties fo:color="#800000" fo:font-weight="bold"/>
    </style:style>
    <style:style style:name="T22" style:family="text">
      <style:text-properties fo:color="#800000"/>
    </style:style>
    <style:style style:name="T23" style:family="text">
      <style:text-properties fo:color="#000000" fo:font-size="32pt" fo:font-weight="normal" style:font-size-asian="24pt" style:font-size-complex="24pt"/>
    </style:style>
    <style:style style:name="T24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size="26pt" fo:font-style="normal"/>
    </style:style>
    <style:style style:name="T26" style:family="text">
      <style:text-properties fo:font-size="26pt" fo:font-style="italic" fo:font-weight="normal"/>
    </style:style>
    <style:style style:name="T27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8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9" style:family="text">
      <style:text-properties fo:font-family="Albany" style:font-family-generic="swiss" fo:font-size="26pt" fo:font-style="italic"/>
    </style:style>
    <style:style style:name="T30" style:family="text">
      <style:text-properties fo:font-size="26pt" fo:font-style="italic" fo:font-weight="bold"/>
    </style:style>
    <style:style style:name="T31" style:family="text">
      <style:text-properties fo:font-family="Albany" style:font-family-generic="swiss" fo:font-size="26pt" fo:font-style="normal"/>
    </style:style>
    <style:style style:name="T32" style:family="text">
      <style:text-properties fo:font-family="Albany" style:font-family-generic="swiss" fo:font-size="26pt" fo:font-style="italic" fo:font-weight="normal"/>
    </style:style>
    <style:style style:name="T33" style:family="text">
      <style:text-properties style:text-position="sub 58%" fo:font-size="28pt" fo:font-style="italic" fo:font-weight="normal"/>
    </style:style>
    <style:style style:name="T34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size="28pt" fo:font-style="normal"/>
    </style:style>
    <style:style style:name="T36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7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ize="28pt" fo:font-style="italic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3: Calibration &amp; Correction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4"><text:span text:style-name="T3">Figuring out what calibration is!</text:span></text:p>
              </text:list-item>
            </text:list>
            <text:list text:style-name="L2">
              <text:list-item>
                <text:p text:style-name="P4"><text:span text:style-name="T3">Framing the calibration problem in Measurement Equation terms.</text:span></text:p>
              </text:list-item>
            </text:list>
            <text:list text:style-name="L2">
              <text:list-item>
                <text:p text:style-name="P4"><text:span text:style-name="T4">Implementing some calibration 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5" draw:text-style-name="P6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4"><text:span text:style-name="T5">www.ndt-ed.org/GeneralResources/Glossary/letter/c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4"><text:span text:style-name="T5">www.omega.com/literature/transactions/volume1/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4"><text:span text:style-name="T5">www.geog.leeds.ac.uk/staff/m.blake/magis/glossary/esriglos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4"><text:span text:style-name="T5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4"><text:span text:style-name="T5">www.inkcartridgesworld.com/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The process of establishing a set of values for correct operation.</text:span></text:p>
              </text:list-item>
            </text:list>
            <text:list text:style-name="L2">
              <text:list-item>
                <text:p text:style-name="P4"><text:span text:style-name="T5">www.blazepoint.co.uk/faq_label_printers_glossary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4"><text:span text:style-name="T5">www.nzelectricity.co.nz/H9glossary.htm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process of comparing an instrument's accuracy to known standards</text:span></text:p>
              </text:list-item>
            </text:list>
            <text:list text:style-name="L2">
              <text:list-item>
                <text:p text:style-name="P4"><text:span text:style-name="T5">www.tsgc.utexas.edu/stars/glossary1.html</text:span></text:p>
              </text:list-item>
            </text:list>
            <text:list text:style-name="L2">
              <text:list-item>
                <text:p text:style-name="P4"><text:span text:style-name="T5"/></text:p>
              </text:list-item>
            </text:list>
            <text:list text:style-name="L2">
              <text:list-item>
                <text:p text:style-name="P4"><text:span text:style-name="T5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4"><text:span text:style-name="T5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7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7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2cm" svg:height="5cm" svg:x="4cm" svg:y="10cm">
          <text:p text:style-name="P8"><text:span text:style-name="T6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draw:frame presentation:style-name="pr4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5" draw:text-style-name="P11" draw:layer="layout" svg:width="23.912cm" svg:height="12.98cm" svg:x="2.058cm" svg:y="5.838cm" presentation:class="outline">
          <draw:text-box>
            <text:list text:style-name="L2">
              <text:list-item>
                <text:p text:style-name="P11">Determining the properties of the sky and the instrument with sufficient accuracy.</text:p>
              </text:list-item>
            </text:list>
            <text:list text:style-name="L2">
              <text:list-item>
                <text:p text:style-name="P11">“Taking out” (as much as possible) instrumental corruptions.</text:p>
              </text:list-item>
            </text:list>
            <text:list text:style-name="L2">
              <text:list-item>
                <text:p text:style-name="P11">Subtracting known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7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r In Broad Terms, Calibration Is...</text:p>
          </draw:text-box>
        </draw:frame>
        <draw:frame presentation:style-name="pr7" draw:text-style-name="P4" draw:layer="layout" svg:width="23.912cm" svg:height="13.464cm" svg:x="2.058cm" svg:y="5.838cm" presentation:class="outline" presentation:user-transformed="true">
          <draw:text-box>
            <text:list text:style-name="L4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this is exactly the same problem a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Fit to observed visibilities</text:p>
              </text:list-item>
            </text:list>
            <text:list text:style-name="L5">
              <text:list-item>
                <text:list>
                  <text:list-item>
                    <text:p text:style-name="P12">solving for parameters of sky and/or instrument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7"><text:s/></text:span><text:span text:style-name="T8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Part I. Corrections<text:line-break/>With MeqTrees</text:p>
          </draw:text-box>
        </draw:frame>
        <draw:frame presentation:style-name="pr5" draw:text-style-name="P1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The </text:span><text:span text:style-name="T10">Meq.MatrixInvert22</text:span><text:span text:style-name="T9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9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9">A </text:span><text:span text:style-name="T10">Meq.Spigot</text:span><text:span text:style-name="T9"> reads data from the MS.</text:span></text:p>
              </text:list-item>
            </text:list>
            <text:list text:style-name="L2">
              <text:list-item>
                <text:p text:style-name="P11"><text:span text:style-name="T9">See </text:span><text:span text:style-name="T11">ME3/demo1-correct-gains.py</text:span><text:span text:style-name="T9">.</text:span></text:p>
              </text:list-item>
            </text:list>
            <text:list text:style-name="L2">
              <text:list-item>
                <text:p text:style-name="P4"><text:span text:style-name="T9">Re-run ME1 exercise 1 to simulate an MS with instrumental polarization.</text:span></text:p>
              </text:list-item>
            </text:list>
            <text:list text:style-name="L2">
              <text:list-item>
                <text:p text:style-name="P11"><text:span text:style-name="T9">Run </text:span><text:span text:style-name="T11">ME3/demo1</text:span><text:span text:style-name="T9"> on this MS, write to the CORRECTED_DATA column, make an </text:span><text:span text:style-name="T12">IQUV</text:span><text:span text:style-name="T9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5" draw:text-style-name="P1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1"><text:span text:style-name="T9">Re-run ME1 exercise 2 to produce an MS with instrumental polarization and <text:s/>alt-az mounts</text:span></text:p>
              </text:list-item>
            </text:list>
            <text:list text:style-name="L2">
              <text:list-item>
                <text:p text:style-name="P11"><text:span text:style-name="T9">Make an per-channel IQUV map of the DATA column</text:span></text:p>
              </text:list-item>
            </text:list>
            <text:list text:style-name="L2">
              <text:list-item>
                <text:p text:style-name="P11"><text:span text:style-name="T9">Modify </text:span><text:span text:style-name="T11">ME3/demo1</text:span><text:span text:style-name="T9"> to correct for P.A.</text:span></text:p>
              </text:list-item>
            </text:list>
            <text:list text:style-name="L2">
              <text:list-item>
                <text:p text:style-name="P11"><text:span text:style-name="T9">Write corrections to CORRECTED_DATA</text:span></text:p>
              </text:list-item>
            </text:list>
            <text:list text:style-name="L2">
              <text:list-item>
                <text:p text:style-name="P11"><text:span text:style-name="T9">Make an </text:span><text:span text:style-name="T12">IQUV</text:span><text:span text:style-name="T9"> channel map of the CORRECTED_DATA column</text:span></text:p>
              </text:list-item>
            </text:list>
            <text:list text:style-name="L2">
              <text:list-item>
                <text:p text:style-name="P11"><text:span text:style-name="T9">Did you get an unpolarized point source back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5" draw:layer="layout" svg:width="23.912cm" svg:height="3.508cm" svg:x="2.058cm" svg:y="1.543cm" presentation:class="title" presentation:user-transformed="true">
          <draw:text-box>
            <text:p text:style-name="P1"><text:span text:style-name="T13">So, Is There Always Such A Beast As “Corrected” </text:span><text:span text:style-name="T14">uv-</text:span><text:span text:style-name="T13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11" draw:layer="layout" svg:width="23.912cm" svg:height="1.569cm" svg:x="2.088cm" svg:y="22.93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5" draw:text-style-name="P11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11">Run <text:span text:style-name="T15">ME2/demo.......</text:span> to simulate an MS with ionospheric corruptions.</text:p>
              </text:list-item>
            </text:list>
            <text:list text:style-name="L2">
              <text:list-item>
                <text:p text:style-name="P11">Extend <text:span text:style-name="T15">ME3/demo1</text:span> to take the ionosphere back out, write results to the CORRECTED_DATA column.</text:p>
              </text:list-item>
            </text:list>
            <text:list text:style-name="L2">
              <text:list-item>
                <text:p text:style-name="P11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9" draw:text-style-name="P14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0">NO!</text:span></text:p>
              </text:list-item>
            </text:list>
            <text:list text:style-name="L2">
              <text:list-item>
                <text:p text:style-name="P11"><text:span text:style-name="T12">uv</text:span><text:span text:style-name="T9">-plane effects (the </text:span><text:span text:style-name="T16">G</text:span><text:span text:style-name="T9">s) can be taken out.</text:span></text:p>
              </text:list-item>
            </text:list>
            <text:list text:style-name="L2">
              <text:list-item>
                <text:p text:style-name="P11"><text:span text:style-name="T9">Image-plane effects correspond to convolution in the </text:span><text:span text:style-name="T12">uv</text:span><text:span text:style-name="T9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4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17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7">...and with each baseline's </text:span><text:span text:style-name="T18">uv</text:span><text:span text:style-name="T17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/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9">(Note: Bhatnagar et al. (EVLA Memo 100) suggest a method for </text:span><text:span text:style-name="T20">approximate</text:span><text:span text:style-name="T19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14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11"><text:span text:style-name="T9">In general, </text:span><text:span text:style-name="T12">uv-</text:span><text:span text:style-name="T9">data can only be “corrected” for a single point on the sky.</text:span></text:p>
              </text:list-item>
            </text:list>
            <text:list text:style-name="L2">
              <text:list-item>
                <text:p text:style-name="P11"><text:span text:style-name="T9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1" draw:text-style-name="P4" draw:layer="layout" svg:width="23.912cm" svg:height="13.464cm" svg:x="2.058cm" svg:y="5.838cm" presentation:class="outline" presentation:user-transformed="true">
          <draw:text-box>
            <text:list text:style-name="L4" text:continue-numbering="true">
              <text:list-item>
                <text:p text:style-name="P4"><text:s/>Predict corrupted visibilities</text:p>
              </text:list-item>
            </text:list>
            <text:list text:style-name="L5">
              <text:list-item>
                <text:list>
                  <text:list-item>
                    <text:p text:style-name="P12">this is exactly the same problem as simulation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pan text:style-name="T21"><text:s/></text:span><text:span text:style-name="T21">Fit to observed visibiliti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2">solving for parameters of sky and/or instrument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4"><text:s/>(Optional: subtract bright sources)</text:p>
              </text:list-item>
            </text:list>
            <text:list text:style-name="L4" text:continue-numbering="true">
              <text:list-item>
                <text:p text:style-name="P4"><text:span text:style-name="T23"><text:s/></text:span><text:span text:style-name="T23">Correct</text:span></text:p>
              </text:list-item>
            </text:list>
            <text:list text:style-name="L4" text:continue-numbering="true">
              <text:list-item>
                <text:p text:style-name="P4"><text:s/>Rinse &amp; repeat</text:p>
              </text:list-item>
            </text:list>
            <text:list text:style-name="L5">
              <text:list-item>
                <text:list>
                  <text:list-item>
                    <text:p text:style-name="P12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6" draw:text-style-name="P10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2" draw:text-style-name="P18" draw:layer="layout" svg:width="25.909cm" svg:height="8.048cm" svg:x="1.545cm" svg:y="5.588cm" presentation:class="outline" presentation:user-transformed="true">
          <draw:text-box>
            <text:list text:style-name="L2">
              <text:list-item>
                <text:p text:style-name="P4"><text:span text:style-name="T17">A tree evaluating any </text:span><text:span text:style-name="T18">m(t,</text:span><text:span text:style-name="T24"></text:span><text:span text:style-name="T18">) </text:span><text:span text:style-name="T25">also depends on values of parameters up in the tree. We write this as: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m</text:span><text:span text:style-name="T18">(t,</text:span><text:span text:style-name="T27"></text:span><text:span text:style-name="T28">;a,b,...</text:span><text:span text:style-name="T29">)</text:span></text:p>
              </text:list-item>
            </text:list>
            <text:list text:style-name="L2">
              <text:list-item>
                <text:p text:style-name="P4"><text:span text:style-name="T17">Imagine a “magic” constant node </text:span><text:span text:style-name="T30">a</text:span><text:span text:style-name="T25"> that returns not one, but two values: </text:span><text:span text:style-name="T18">a</text:span><text:span text:style-name="T25"> and </text:span><text:span text:style-name="T18">a+</text:span><text:span text:style-name="T24"></text:span><text:span text:style-name="T18">a</text:span><text:span text:style-name="T25">.</text:span></text:p>
              </text:list-item>
            </text:list>
            <text:list text:style-name="L2">
              <text:list-item>
                <text:p text:style-name="P4"><text:span text:style-name="T25">Its parent, </text:span><text:span text:style-name="T18">f</text:span><text:span text:style-name="T25">, then returns </text:span><text:span text:style-name="T18">f(a)</text:span><text:span text:style-name="T25"> and </text:span><text:span text:style-name="T18">f(a+</text:span><text:span text:style-name="T27"></text:span><text:span text:style-name="T18">a)...</text:span></text:p>
              </text:list-item>
            </text:list>
            <text:list text:style-name="L2">
              <text:list-item>
                <text:p text:style-name="P4"><text:span text:style-name="T25">...and at the bottom we get </text:span><text:span text:style-name="T26">m</text:span><text:span text:style-name="T18">(t,</text:span><text:span text:style-name="T27"></text:span><text:span text:style-name="T28">;a</text:span><text:span text:style-name="T29">)</text:span><text:span text:style-name="T31"> and </text:span><text:span text:style-name="T32">m</text:span><text:span text:style-name="T29">(t,</text:span><text:span text:style-name="T27"></text:span><text:span text:style-name="T28">;a+</text:span><text:span text:style-name="T27"></text:span><text:span text:style-name="T28">a</text:span><text:span text:style-name="T29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7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alibration</text:p>
          </draw:text-box>
        </draw:frame>
        <draw:frame presentation:style-name="pr2" draw:text-style-name="P19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11"><text:span text:style-name="T9">A model tree computes corrupted visibilities </text:span><text:span text:style-name="T16">X</text:span><text:span text:style-name="T33">pq</text:span><text:span text:style-name="T12">(t,</text:span><text:span text:style-name="T34"></text:span><text:span text:style-name="T12">)</text:span></text:p>
              </text:list-item>
            </text:list>
            <text:list text:style-name="L2">
              <text:list-item>
                <text:p text:style-name="P11"><text:span text:style-name="T35">Spigots return observed data </text:span><text:span text:style-name="T16">V</text:span><text:span text:style-name="T33">pq</text:span><text:span text:style-name="T12">(t,</text:span><text:span text:style-name="T34"></text:span><text:span text:style-name="T12">)</text:span></text:p>
              </text:list-item>
            </text:list>
            <text:list text:style-name="L2">
              <text:list-item>
                <text:p text:style-name="P11"><text:span text:style-name="T35">We can take the difference and form up a </text:span><text:span text:style-name="T36"></text:span><text:span text:style-name="T37">2</text:span><text:span text:style-name="T38"> sum...</text:span></text:p>
              </text:list-item>
            </text:list>
            <text:list text:style-name="L2">
              <text:list-item>
                <text:p text:style-name="P11"><text:span text:style-name="T38">...and try to minimize it w.r.t. solvable parameters.</text:span></text:p>
              </text:list-item>
            </text:list>
            <text:list text:style-name="L2">
              <text:list-item>
                <text:p text:style-name="P11"><text:span text:style-name="T38">Which is the same as fitting the model to the data, in a least-squares sense.</text:span></text:p>
              </text:list-item>
            </text:list>
            <text:list text:style-name="L2">
              <text:list-item>
                <text:p text:style-name="P11"><text:span text:style-name="T38">We can thus solve for any (reasonable) subset of parameters of a measurement equa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8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And Not Just Calibration</text:p>
          </draw:text-box>
        </draw:frame>
        <draw:frame presentation:style-name="pr2" draw:text-style-name="P19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11"><text:span text:style-name="T38">Floptix: controlling active optics via MeqTree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8">parameters are actuator pos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8">we manipulate actuators until a test pattern is properly represented.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38">The </text:span><text:span text:style-name="T39">m()</text:span><text:span text:style-name="T38"> at the bottom of the tree can be some figure of merit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8">Minimizing or maximizing </text:span><text:span text:style-name="T39">m()</text:span><text:span text:style-name="T38"> is then some kind of optimiz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8">e.g. find optimal antenna positions?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38">Tony's FPA simulations probl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19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pplying Calibration</text:p>
          </draw:text-box>
        </draw:frame>
        <draw:frame presentation:style-name="pr12" draw:text-style-name="P18" draw:layer="layout" svg:width="25.366cm" svg:height="8.048cm" svg:x="1cm" svg:y="22.452cm" presentation:class="outline" presentation:placeholder="true" presentation:user-transformed="true">
          <draw:text-box/>
        </draw:frame>
        <draw:frame draw:style-name="gr4" draw:layer="layout" svg:width="26.478cm" svg:height="14.46cm" svg:x="1.5cm" svg:y="5.5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0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...And Now In MeqTrees</text:p>
          </draw:text-box>
        </draw:frame>
        <draw:frame presentation:style-name="pr12" draw:text-style-name="P18" draw:layer="layout" svg:width="25.366cm" svg:height="10.834cm" svg:x="1.906cm" svg:y="6.497cm" presentation:class="outline" presentation:user-transformed="true">
          <draw:text-box>
            <text:list text:style-name="L2">
              <text:list-item>
                <text:p text:style-name="P11">The <text:span text:style-name="T6">MatrixInvert22</text:span> node inverts a 2x2 matrix.</text:p>
              </text:list-item>
            </text:list>
            <text:list text:style-name="L2">
              <text:list-item>
                <text:p text:style-name="P11">The <text:span text:style-name="T6">ReqSeq</text:span> node provides sequencing:</text:p>
              </text:list-item>
            </text:list>
            <text:list text:style-name="L2">
              <text:list-item>
                <text:list>
                  <text:list-item>
                    <text:p text:style-name="P13">first executes one child branch. This contains the <text:span text:style-name="T6">Solver</text:span>, which solves and updates the <text:span text:style-name="T6">Parms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, it executes the second branch, which inverts the best-fit Jones terms and computes the residual visibiliti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1cm" svg:x="3.645cm" svg:y="2.853cm" draw:page-number="21" presentation:class="page"/>
          <draw:frame presentation:style-name="pr13" draw:text-style-name="P10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17T02:58:17</dc:date>
    <meta:print-date>2006-10-16T20:42:10</meta:print-date>
    <dc:language>en-US</dc:language>
    <meta:editing-cycles>83</meta:editing-cycles>
    <meta:editing-duration>P8DT12H39M49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Once we have solved for parameters of an ME, correcting </math:mtext>
            </math:mrow>
          </math:mstyle>
        </math:mrow>
      </math:mtr>
      <math:mtr>
        <math:mrow>
          <math:mstyle math:fontsize="24pt">
            <math:mrow>
              <math:mrow>
                <math:mtext>for uv-plane effects is easy: just invert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compute   </math:mtext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corr)</math:mtext>
                  </math:msubsup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obs)</math:mtext>
                </math:msubsup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i>.</math:mi>
              </math:mrow>
            </math:mrow>
          </math:mstyle>
        </math:mrow>
      </math:mtr>
      <math:mtr>
        <math:mstyle math:fontsize="20pt">
          <math:mrow>
            <math:mtext>(With multiple Jones matrices, just apply inverse terms in order.)</math:mtext>
          </math:mrow>
        </math:mstyle>
      </math:mtr>
      <math:mtr>
        <math:mrow>
          <math:mstyle math:fontsize="24pt">
            <math:mrow>
              <math:mtext>For image-plane effects this is not an option, as we saw before.</math:mtext>
            </math:mrow>
          </math:mstyle>
        </math:mrow>
      </math:mtr>
      <math:mtr>
        <math:mrow>
          <math:mstyle math:fontsize="24pt">
            <math:mrow>
              <math:mtext>We can only correct at a single point. In any case we should </math:mtext>
            </math:mrow>
          </math:mstyle>
        </math:mrow>
      </math:mtr>
      <math:mtr>
        <math:mrow>
          <math:mstyle math:fontsize="24pt">
            <math:mrow>
              <math:mtext>remove all the bright sources, by using the ME solutions to</math:mtext>
            </math:mrow>
          </math:mstyle>
        </math:mrow>
      </math:mtr>
      <math:mtr>
        <math:mrow>
          <math:mstyle math:fontsize="24pt">
            <math:mrow>
              <math:mrow>
                <math:mtext>predict their best-estimate visibilities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res)</math:mtext>
                </math:msubsup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fenced math:open="" math:close=""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row>
                    <math:munder>
                      <math:mo math:stretchy="false">∑</math:mo>
                      <math:mi>s</math:mi>
                    </math:munder>
                    <math:msubsup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</math:mrow>
                </math:mrow>
              </math:mfenced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4 { "Once we have solved for parameters of an ME, correcting " } newline
alignl size 24 { "for uv-plane effects is easy: just invert the " {bold G}_p"s," } newline
alignl size 24 { "and compute   " {bold V}^"(corr)"_pq = {bold G}_p^{-1}{bold V}^"(obs)"_pq ({bold G}_q^{-1})^%dagger . } newline
size 20 { "(With multiple Jones matrices, just apply inverse terms in order.)" } newline
alignl size 24 { "For image-plane effects this is not an option, as we saw before." } newline
alignl size 24 { "We can only correct at a single point. In any case we should " }
 newline
alignl size 24 { "remove all the bright sources, by using the ME solutions to" }
 newline
alignl size 24 { "predict their best-estimate visibilities " {bold V}^(s)_pq .}
 newline
size 24 { {bold V}^"(res)"_pq = {bold J}_p^{-1}left ( {bold V}^"(obs)"_pq - sum csub s {bold V}^(s)_pq right )({bold J}_q^{-1})^%dagger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